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9f2" officeooo:paragraph-rsid="000609f2"/>
    </style:style>
    <style:style style:name="P2" style:family="paragraph" style:parent-style-name="Standard">
      <style:text-properties officeooo:rsid="0007bf38" officeooo:paragraph-rsid="0007bf38"/>
    </style:style>
    <style:style style:name="P3" style:family="paragraph" style:parent-style-name="Standard">
      <style:text-properties officeooo:rsid="00098e14" officeooo:paragraph-rsid="00098e14"/>
    </style:style>
    <style:style style:name="T1" style:family="text">
      <style:text-properties officeooo:rsid="00098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GitHub</text:p>
      <text:p text:style-name="P1"/>
      <text:p text:style-name="P2">Prime<text:span text:style-name="T1">i</text:span>r<text:span text:style-name="T1">o</text:span> trabalho nesta ferramenta</text:p>
      <text:p text:style-name="P2"/>
      <text:p text:style-name="P3">Estou fazendo as provas dos comm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7:26:52.762000000</dc:date>
    <meta:editing-duration>PT7M7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13" meta:character-count="86" meta:non-whitespace-character-count="76"/>
  </office:meta>
</office:document-meta>
</file>